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3.35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.</text:p>
          </table:table-cell>
          <table:table-cell office:value-type="string">
            <text:p>ERROR</text:p>
          </table:table-cell>
          <table:table-cell office:value-type="string">
            <text:p>FILES</text:p>
          </table:table-cell>
          <table:table-cell office:value-type="string">
            <text:p>SOLU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gin from user id</text:p>
          </table:table-cell>
          <table:table-cell office:value-type="string">
            <text:p>main_controller</text:p>
          </table:table-cell>
          <table:table-cell office:value-type="string">
            <text:p>Comment line 7-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 page error</text:p>
          </table:table-cell>
          <table:table-cell office:value-type="string">
            <text:p>filter_wizard_path</text:p>
          </table:table-cell>
          <table:table-cell office:value-type="string">
            <text:p>Delete line 8-11, 1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17:13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VPREET SINGH</meta:initial-creator>
    <meta:creation-date>2013-12-30T14:24:02</meta:creation-date>
    <dc:date>2013-12-30T17:14:44</dc:date>
    <dc:creator>NAVPREET SINGH</dc:creator>
    <meta:editing-duration>PT17M53S</meta:editing-duration>
    <meta:editing-cycles>2</meta:editing-cycles>
    <meta:generator>LibreOffice/4.0.2.2$Linux_x86 LibreOffice_project/400m0$Build-2</meta:generator>
    <meta:document-statistic meta:table-count="1" meta:cell-count="40" meta:object-count="0"/>
  </office:meta>
</office:document-meta>
</file>